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ProviderImpl.SessionProviderImpl( CredentialsProvider c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viderImpl.getSession( HttpServletRequest request , Repository repository , String 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ProviderImpl.release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